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style:font-name="Segoe UI" fo:font-size="32pt" fo:text-shadow="1pt 1pt" style:font-size-asian="32pt" style:font-size-complex="32pt"/>
    </style:style>
    <style:style style:name="P9" style:family="paragraph">
      <style:paragraph-properties fo:text-align="start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Liberation Sans Narrow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Liberation Sans Narrow" fo:font-size="35pt" fo:text-shadow="none" fo:font-weight="bold" style:font-size-asian="35pt" style:font-weight-asian="bold" style:font-size-complex="35pt" style:font-weight-complex="bold"/>
    </style:style>
    <style:style style:name="T8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9" style:family="text">
      <style:text-properties fo:color="#ffffff" style:font-name="Segoe UI" fo:font-size="20pt" fo:text-shadow="1pt 1pt" style:font-size-asian="20pt" style:font-size-complex="20pt"/>
    </style:style>
    <style:style style:name="T10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908cm" svg:height="3.302cm" svg:x="1.27cm" svg:y="0.508cm">
          <draw:text-box>
            <text:p text:style-name="P1"><text:span text:style-name="T1">HYMN #682</text:span></text:p>
            <text:p text:style-name="P1"><text:span text:style-name="T2">“</text:span><text:span text:style-name="T2">God of the Prophets, Bless the Prophets' Son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6.162cm" svg:height="7.112cm" svg:x="1.016cm" svg:y="0.508cm">
          <draw:text-box>
            <text:p text:style-name="P4"><text:span text:style-name="T3">1. </text:span><text:span text:style-name="T4">God of the prophets, bless the prophets’ sons;</text:span></text:p>
            <text:p text:style-name="P5"><text:span text:style-name="T4"><text:s text:c="4"/></text:span><text:span text:style-name="T4">Elijah’s mantle o’er Elisha cast.</text:span></text:p>
            <text:p text:style-name="P5"><text:span text:style-name="T4"><text:s text:c="4"/></text:span><text:span text:style-name="T4">Each age its solemn task may claim but once;</text:span></text:p>
            <text:p text:style-name="P5"><text:span text:style-name="T4"><text:s text:c="4"/></text:span><text:span text:style-name="T4">Make each one nobler, stronger than the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8" draw:layer="layout" svg:width="24.892cm" svg:height="7.766cm" svg:x="1.778cm" svg:y="0.508cm">
          <draw:text-box>
            <text:p text:style-name="P7"><text:span text:style-name="T4">2. Anoint them prophets, men who are intent</text:span></text:p>
            <text:p text:style-name="P7"><text:span text:style-name="T4"><text:s text:c="4"/></text:span><text:span text:style-name="T4">To be Your witnesses in word and deed,</text:span></text:p>
            <text:p text:style-name="P7"><text:span text:style-name="T4"><text:s text:c="4"/></text:span><text:span text:style-name="T4">Their hearts aflame, their lips made eloquent,</text:span></text:p>
            <text:p text:style-name="P7"><text:span text:style-name="T4"><text:s text:c="4"/></text:span><text:span text:style-name="T4">Their eyes awake to ev’ry human need.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10" draw:layer="layout" svg:width="25.4cm" svg:height="7.556cm" svg:x="1.27cm" svg:y="0.508cm">
          <draw:text-box>
            <text:p text:style-name="P9"><text:span text:style-name="T6">3. Anoint them priests, strong intercessors they,</text:span></text:p>
            <text:p text:style-name="P9"><text:span text:style-name="T6"><text:s text:c="4"/></text:span><text:span text:style-name="T6">For pardon and for love and hope and peace,</text:span></text:p>
            <text:p text:style-name="P9"><text:span text:style-name="T6"><text:s text:c="4"/></text:span><text:span text:style-name="T6">That, through their pleading, guilty sinners may</text:span></text:p>
            <text:p text:style-name="P9"><text:span text:style-name="T6"><text:s text:c="4"/></text:span><text:span text:style-name="T6">Find Jesus’ mercy and from sin release.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10" draw:layer="layout" svg:width="26.416cm" svg:height="6.604cm" svg:x="0.762cm" svg:y="0.508cm">
          <draw:text-box>
            <text:p text:style-name="P9"><text:span text:style-name="T6">4. Anoint them kings, yes, kingly kings, O Lord.</text:span></text:p>
            <text:p text:style-name="P9"><text:span text:style-name="T6"><text:s text:c="4"/></text:span><text:span text:style-name="T6">Anoint them with the Spirit of Your Son.</text:span></text:p>
            <text:p text:style-name="P9"><text:span text:style-name="T6"><text:s text:c="4"/></text:span><text:span text:style-name="T7">Theirs not a jeweled crown, a bloodstained sword;</text:span></text:p>
            <text:p text:style-name="P9"><text:span text:style-name="T6"><text:s text:c="4"/></text:span><text:span text:style-name="T6">Theirs, by sweet love, for Christ a kingdom w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8" draw:layer="layout" svg:width="25.908cm" svg:height="10.922cm" svg:x="1.27cm" svg:y="0.508cm">
          <draw:text-box>
            <text:p text:style-name="P7"><text:span text:style-name="T8">5. Make them apostles, heralds of Your cross;</text:span></text:p>
            <text:p text:style-name="P7"><text:span text:style-name="T8"><text:s text:c="4"/></text:span><text:span text:style-name="T8">Forth let them go to tell the world of grace.</text:span></text:p>
            <text:p text:style-name="P7"><text:span text:style-name="T8"><text:s text:c="4"/></text:span><text:span text:style-name="T8">Inspired by You, may they count all but loss</text:span></text:p>
            <text:p text:style-name="P7"><text:span text:style-name="T8"><text:s text:c="4"/></text:span><text:span text:style-name="T8">And stand at last with joy before Your face.</text:span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9"><text:s text:c="1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2:18:03.293000000</meta:creation-date>
    <dc:date>2019-01-16T14:30:03.628000000</dc:date>
    <meta:editing-duration>PT17M13S</meta:editing-duration>
    <meta:editing-cycles>6</meta:editing-cycles>
    <meta:generator>LibreOffice/6.1.3.2$Windows_X86_64 LibreOffice_project/86daf60bf00efa86ad547e59e09d6bb77c699acb</meta:generator>
    <meta:document-statistic meta:object-count="111"/>
  </office:meta>
</office:document-meta>
</file>